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돋움" style:font-name-asian="돋움1" style:font-name-complex="Arial1"/>
    </style:style>
    <style:style style:name="ce5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style:font-name="돋움" style:font-name-asian="돋움1" style:font-name-complex="Arial1"/>
    </style:style>
  </office:automatic-styles>
  <office:body>
    <office:spreadsheet>
      <table:table table:name="시트1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row table:style-name="ro2">
          <table:table-cell table:style-name="Default" table:number-columns-repeated="7"/>
          <table:table-cell table:style-name="ce6"/>
        </table:table-row>
        <table:table-row table:style-name="ro4">
          <table:table-cell table:style-name="Default" table:number-columns-repeated="7"/>
          <table:table-cell table:style-name="ce6"/>
        </table:table-row>
        <table:table-row table:style-name="ro2" table:number-rows-repeated="2">
          <table:table-cell table:style-name="Default" table:number-columns-repeated="7"/>
          <table:table-cell table:style-name="ce6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office:value-type="string" table:number-columns-spanned="2" table:number-rows-spanned="1">
            <text:p>MAIN – 1.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메인페이지 – 로그인 전</text:p>
          </table:table-cell>
          <table:table-cell/>
        </table:table-row>
        <table:table-row table:style-name="ro5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3" office:value-type="string" table:number-columns-spanned="5" table:number-rows-spanned="1">
            <text:p>1) 헤더 – 이미지 </text:p>
            <text:p>2) 헤더 네비 – 공지사항, 동물정보, 익명게시판, 고객센터 </text:p>
            <text:p>3) 바디 – 동물이미지 슬라이스, 로그인 클릭버튼, 공지게시판, 동물조회 링크(이미지)</text:p>
            <text:p>4) 오른쪽 사이트바 – 등록제 정보 링크(이미지로), 대한수의사회 링크(이미지로)</text:p>
            <text:p>5) 풋터 – 주소 등 </text:p>
          </table:table-cell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office:value-type="string" table:number-columns-spanned="2" table:number-rows-spanned="1">
            <text:p>로그인 전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office:value-type="string" table:number-columns-spanned="2" table:number-rows-spanned="1">
            <text:p>MAIN – 1.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메인페이지 – 로그인 후</text:p>
          </table:table-cell>
          <table:table-cell/>
        </table:table-row>
        <table:table-row table:style-name="ro6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4" office:value-type="string" table:number-columns-spanned="5" table:number-rows-spanned="1">
            <text:p><text:span text:style-name="T1">1) </text:span><text:span text:style-name="T1">헤더 – 이미지 </text:span></text:p>
            <text:p><text:span text:style-name="T1">2) </text:span><text:span text:style-name="T1">헤더 네비 – 공지사항</text:span><text:span text:style-name="T1">, </text:span><text:span text:style-name="T1">동물정보</text:span><text:span text:style-name="T1">, </text:span><text:span text:style-name="T1">익명게시판</text:span><text:span text:style-name="T1">, </text:span><text:span text:style-name="T1">분양게시판</text:span><text:span text:style-name="T1">, </text:span><text:span text:style-name="T1">고객센터 </text:span></text:p>
            <text:p><text:span text:style-name="T1">3) </text:span><text:span text:style-name="T1">바디 – 동물이미지 슬라이스</text:span><text:span text:style-name="T1">,(</text:span><text:span text:style-name="T1">아이디</text:span><text:span text:style-name="T1">)</text:span><text:span text:style-name="T1">환영합니다</text:span><text:span text:style-name="T1">.(</text:span><text:span text:style-name="T1">마이페이지</text:span><text:span text:style-name="T1">, </text:span><text:span text:style-name="T1">로그아웃</text:span><text:span text:style-name="T1">), </text:span><text:span text:style-name="T1">공지게시판</text:span><text:span text:style-name="T1">, </text:span><text:span text:style-name="T1">분양 검색 </text:span></text:p>
            <text:p><text:span text:style-name="T1"><text:s text:c="14"/></text:span><text:span text:style-name="T1">게시판</text:span></text:p>
            <text:p><text:span text:style-name="T1">4) </text:span><text:span text:style-name="T1">오른쪽 사이트바 – 등록제 정보 링크</text:span><text:span text:style-name="T1">(</text:span><text:span text:style-name="T1">이미지로</text:span><text:span text:style-name="T1">), </text:span><text:span text:style-name="T1">등록조회 링크</text:span><text:span text:style-name="T1">(</text:span><text:span text:style-name="T1">이미지</text:span><text:span text:style-name="T1">), </text:span></text:p>
            <text:p><text:span text:style-name="T1"><text:s text:c="31"/></text:span><text:span text:style-name="T1">대한수의사회 링크</text:span><text:span text:style-name="T1">(</text:span><text:span text:style-name="T1">이미지로</text:span><text:span text:style-name="T1">)</text:span></text:p>
            <text:p><text:span text:style-name="T1">5) </text:span><text:span text:style-name="T1">풋터 – 주소 등 </text:span></text:p>
          </table:table-cell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office:value-type="string" table:number-columns-spanned="2" table:number-rows-spanned="1">
            <text:p>사용자 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office:value-type="string" table:number-columns-spanned="2" table:number-rows-spanned="1">
            <text:p>MAIN – 1.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메인페이지 – 관리자 로그인</text:p>
          </table:table-cell>
          <table:table-cell/>
        </table:table-row>
        <table:table-row table:style-name="ro6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4" office:value-type="string" table:number-columns-spanned="5" table:number-rows-spanned="1">
            <text:p><text:span text:style-name="T1">1) </text:span><text:span text:style-name="T1">헤더 – 이미지 </text:span></text:p>
            <text:p><text:span text:style-name="T1">2) </text:span><text:span text:style-name="T1">헤더 네비 – 공지사항</text:span><text:span text:style-name="T1">, </text:span><text:span text:style-name="T1">동물정보</text:span><text:span text:style-name="T1">, </text:span><text:span text:style-name="T1">익명게시판</text:span><text:span text:style-name="T1">, </text:span><text:span text:style-name="T1">분양게시판</text:span><text:span text:style-name="T1">, </text:span><text:span text:style-name="T1">고객센터</text:span><text:span text:style-name="T1">, </text:span><text:span text:style-name="T1">관리자 게시판</text:span></text:p>
            <text:p><text:span text:style-name="T1">3) </text:span><text:span text:style-name="T1">바디 – 동물이미지 슬라이스</text:span><text:span text:style-name="T1">,(</text:span><text:span text:style-name="T1">아이디</text:span><text:span text:style-name="T1">)</text:span><text:span text:style-name="T1">환영합니다</text:span><text:span text:style-name="T1">.(</text:span><text:span text:style-name="T1">마이페이지</text:span><text:span text:style-name="T1">, </text:span><text:span text:style-name="T1">로그아웃</text:span><text:span text:style-name="T1">), </text:span><text:span text:style-name="T1">공지게시판</text:span><text:span text:style-name="T1">, </text:span><text:span text:style-name="T1">분양 검색 </text:span></text:p>
            <text:p><text:span text:style-name="T1"><text:s text:c="14"/></text:span><text:span text:style-name="T1">게시판</text:span></text:p>
            <text:p><text:span text:style-name="T1">4) </text:span><text:span text:style-name="T1">오른쪽 사이트바 – 등록제 정보 링크</text:span><text:span text:style-name="T1">(</text:span><text:span text:style-name="T1">이미지로</text:span><text:span text:style-name="T1">), </text:span><text:span text:style-name="T1">등록조회 링크</text:span><text:span text:style-name="T1">(</text:span><text:span text:style-name="T1">이미지</text:span><text:span text:style-name="T1">), </text:span></text:p>
            <text:p><text:span text:style-name="T1"><text:s text:c="31"/></text:span><text:span text:style-name="T1">대한수의사회 링크</text:span><text:span text:style-name="T1">(</text:span><text:span text:style-name="T1">이미지로</text:span><text:span text:style-name="T1">)</text:span></text:p>
            <text:p><text:span text:style-name="T1">5) </text:span><text:span text:style-name="T1">풋터 – 주소 등</text:span></text:p>
          </table:table-cell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office:value-type="string" table:number-columns-spanned="2" table:number-rows-spanned="1">
            <text:p>관리자 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office:value-type="string" table:number-columns-spanned="2" table:number-rows-spanned="1">
            <text:p>SIGN UP – 1.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일반회원 회원가입</text:p>
          </table:table-cell>
          <table:table-cell/>
        </table:table-row>
        <table:table-row table:style-name="ro7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3" office:value-type="string" table:number-columns-spanned="5" table:number-rows-spanned="1">
            <text:p>1) 아이디, 이름, 비밀번호, 비밀번호 확인, 이메일, 주소, 전화번호, 계좌번호 </text:p>
            <text:p>2) 비밀번호는 복호화(spring encoder) </text:p>
            <text:p>3) 계좌번호는 선택사항으로 입력, 암호화</text:p>
          </table:table-cell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office:value-type="string" table:number-columns-spanned="2" table:number-rows-spanned="1">
            <text:p>H00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홈페이지_마감임박 게시글 미리보기 </text:p>
          </table:table-cell>
          <table:table-cell/>
        </table:table-row>
        <table:table-row table:style-name="ro7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3" office:value-type="string" table:number-columns-spanned="5" table:number-rows-spanned="1">
            <text:p>1)</text:p>
            <text:p>2)</text:p>
            <text:p>3)</text:p>
          </table:table-cell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office:value-type="string" table:number-columns-spanned="2" table:number-rows-spanned="1">
            <text:p>BAN – 1.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불법 회원 신고 기능 </text:p>
          </table:table-cell>
          <table:table-cell/>
        </table:table-row>
        <table:table-row table:style-name="ro6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3" office:value-type="string" table:number-columns-spanned="5" table:number-rows-spanned="1">
            <text:p>1) 아이디 클릭으로 신고 기능 메뉴 클릭</text:p>
            <text:p>2) 신고당한 아이디 이메일 게시글내용을 신고테이블에 insert</text:p>
            <text:p>3) 관리자페이지에서 신고내역게시글 옆에 밴 버튼</text:p>
            <text:p>4) 신고처리 테이블에 관리자가 밴을 한 아이디, 이메일, 카운트, 신고처리 시간, 해제시간 insert</text:p>
            <text:p>5) 카운트가 0이면 7일, 카운트가 1이면 14일, 카운트가 2면 영구정지(카운트 -1 변경)</text:p>
            <text:p><text:s text:c="4"/>카운트 시작은 0 <text:s/></text:p>
            <text:p>6) 이 요구사항은 스프링 배치로 이용</text:p>
          </table:table-cell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office:value-type="string" table:number-columns-spanned="2" table:number-rows-spanned="1">
            <text:p>H00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홈페이지_마감임박 게시글 미리보기 </text:p>
          </table:table-cell>
          <table:table-cell/>
        </table:table-row>
        <table:table-row table:style-name="ro7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3" office:value-type="string" table:number-columns-spanned="5" table:number-rows-spanned="1">
            <text:p>1)</text:p>
            <text:p>2)</text:p>
            <text:p>3)</text:p>
          </table:table-cell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number-columns-spanned="5" table:number-rows-spanned="1"/>
          <table:covered-table-cell/>
          <table:covered-table-cell table:style-name="ce2"/>
          <table:covered-table-cell table:number-columns-repeated="2"/>
          <table:table-cell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2"/>
        </table:table-row>
      </table:table>
      <table:table table:name="시트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020-02-25</text:date>, <text:time>17:31:5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24:56.45</meta:creation-date>
    <dc:date>2020-02-25T17:31:59.32</dc:date>
    <meta:editing-duration>PT6H6M</meta:editing-duration>
    <meta:editing-cycles>2</meta:editing-cycles>
    <meta:generator>OpenOffice/4.1.7$Win32 OpenOffice.org_project/417m1$Build-9800</meta:generator>
    <dc:creator>user user</dc:creator>
    <meta:document-statistic meta:table-count="3" meta:cell-count="66" meta:object-count="0"/>
  </office:meta>
</office:document-meta>
</file>